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1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" style:family="text">
      <style:text-properties fo:font-size="11.5pt" fo:font-weight="bold" style:font-size-asian="11.5pt" style:font-weight-asian="bold"/>
    </style:style>
    <style:style style:name="T3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4" style:family="text">
      <style:text-properties style:text-line-through-style="none" style:text-line-through-type="none" fo:font-size="11.5pt" style:text-underline-style="none" fo:font-weight="bold" officeooo:rsid="0018cb9e" style:font-size-asian="11.5pt" style:font-weight-asian="bold"/>
    </style:style>
    <style:style style:name="T5" style:family="text">
      <style:text-properties style:text-line-through-style="none" style:text-line-through-type="none" fo:font-size="11.5pt" style:text-underline-style="none" fo:font-weight="bold" style:font-size-asian="11.5pt" style:font-weight-asian="bold" style:font-weight-complex="bold"/>
    </style:style>
    <style:style style:name="T6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Default" loext:marker-style-name="T1"><text:s/><text:span text:style-name="T2">Część 1 </text:span><text:span text:style-name="T1"/></text:p>
      <text:p text:style-name="P1" loext:marker-style-name="T1"><text:span text:style-name="T1">Adres IP mojego PC: </text:span><text:span text:style-name="T3">192.168.</text:span><text:span text:style-name="T4">1.7</text:span></text:p>
      <text:p text:style-name="P1" loext:marker-style-name="T1"><text:span text:style-name="T1">Adres MAC mojego PC: </text:span><text:span text:style-name="T3">3C:52:82:A1:4F:9B </text:span></text:p>
      <text:p text:style-name="P1" loext:marker-style-name="T1"><text:span text:style-name="T1">Adres IP komputera kolegi: </text:span><text:span text:style-name="T3">192.168.</text:span><text:span text:style-name="T4">1.9</text:span></text:p>
      <text:p text:style-name="P1" loext:marker-style-name="T1"><text:span text:style-name="T1">Adres MAC komputera kolegi: </text:span><text:span text:style-name="T5">B4-2E-99-C9-2B-B1 </text:span></text:p>
      <text:p text:style-name="P1" loext:marker-style-name="T1"><text:span text:style-name="T1">Czy adres MAC urządzenia źródłowego pasuje do interfejsu mojego PC? </text:span><text:span text:style-name="T1"/></text:p>
      <text:p text:style-name="P1" loext:marker-style-name="T1"><text:span text:style-name="T1">Tak </text:span><text:span text:style-name="T1"/></text:p>
      <text:p text:style-name="P1" loext:marker-style-name="T1"><text:span text:style-name="T1">Czy adres MAC urządzenia docelowego pasuje do adresu MAC komputera kolegi? </text:span><text:span text:style-name="T1"/></text:p>
      <text:p text:style-name="P1" loext:marker-style-name="T1"><text:span text:style-name="T1">Tak </text:span><text:span text:style-name="T1"/></text:p>
      <text:p text:style-name="P1" loext:marker-style-name="T1"><text:span text:style-name="T1">W jaki sposób mój PC uzyskał MAC adres komputera kolegi? </text:span><text:span text:style-name="T1"/></text:p>
      <text:p text:style-name="P2" loext:marker-style-name="T1">ARP Request → ARP Reply 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2">Część 2 </text:span></text:p>
      <text:p text:style-name="P1" loext:marker-style-name="T1"><text:span text:style-name="T1">MAC bramy domyślnej (routera): </text:span><text:span text:style-name="T3">F4:EC:38:7A:11:02 </text:span></text:p>
      <text:p text:style-name="P1" loext:marker-style-name="T1"><text:span text:style-name="T1">1st Lokalizacja (yahoo.com): </text:span><text:span text:style-name="T1"/></text:p>
      <text:p text:style-name="P1" loext:marker-style-name="T1"><text:span text:style-name="T1">IP: </text:span><text:span text:style-name="T3">98.137.11.163 </text:span></text:p>
      <text:p text:style-name="P1" loext:marker-style-name="T1"><text:span text:style-name="T1">MAC: </text:span><text:span text:style-name="T3">F4:EC:38:7A:11:02 </text:span></text:p>
      <text:p text:style-name="P1" loext:marker-style-name="T1"><text:span text:style-name="T1">2nd Lokalizacja (cisco.com): </text:span><text:span text:style-name="T1"/></text:p>
      <text:p text:style-name="P1" loext:marker-style-name="T1"><text:span text:style-name="T1">IP: </text:span><text:span text:style-name="T3">72.163.4.185 </text:span></text:p>
      <text:p text:style-name="P1" loext:marker-style-name="T1"><text:span text:style-name="T1">MAC: </text:span><text:span text:style-name="T3">F4:EC:38:7A:11:02 </text:span></text:p>
      <text:p text:style-name="P1" loext:marker-style-name="T1"><text:span text:style-name="T1">3rd Lokalizacja (google.com): </text:span><text:span text:style-name="T1"/></text:p>
      <text:p text:style-name="P1" loext:marker-style-name="T1"><text:span text:style-name="T1">IP: </text:span><text:span text:style-name="T3">142.250.184.78 </text:span></text:p>
      <text:p text:style-name="P1" loext:marker-style-name="T1"><text:span text:style-name="T1">MAC: </text:span><text:span text:style-name="T3">F4:EC:38:7A:11:02 </text:span></text:p>
      <text:p text:style-name="P1" loext:marker-style-name="T1"><text:span text:style-name="T1">Co jest istotne w tej informacji? </text:span><text:span text:style-name="T1"/></text:p>
      <text:p text:style-name="P1" loext:marker-style-name="T1"><text:span text:style-name="T3">Wszystkie zdalne hosty mają ten sam MAC routera. </text:span><text:span text:style-name="T1"/></text:p>
      <text:p text:style-name="P1" loext:marker-style-name="T1"><text:span text:style-name="T1">Czym różni się ta informacja od pingu lokalnego? </text:span><text:span text:style-name="T1"/></text:p>
      <text:p text:style-name="P1" loext:marker-style-name="T1"><text:span text:style-name="T3">W LAN widoczny jest rzeczywisty MAC hosta, a przy hostach zdalnych – MAC bramy. </text:span><text:span text:style-name="T1"/></text:p>
      <text:p text:style-name="P1" loext:marker-style-name="T1"><text:span text:style-name="T1">Dlaczego Wireshark pokazuje aktualny MAC hostów lokalnych, a nie zdalnych? </text:span><text:span text:style-name="T1"/></text:p>
      <text:p text:style-name="P2" loext:marker-style-name="T1"><text:span text:style-name="T6">Adresy MAC działają tylko w LAN — pakiety do Internetu są wysyłane do bramy, więc widoczny jest jej MAC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ptos" fo:font-family="Aptos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01:51:00</meta:creation-date>
    <meta:initial-creator>Ropek Mateusz</meta:initial-creator>
    <dc:date>2026-02-07T22:25:34.301504000</dc:date>
    <meta:editing-duration>PT2M50S</meta:editing-duration>
    <meta:editing-cycles>1</meta:editing-cycles>
    <meta:document-statistic meta:table-count="0" meta:image-count="0" meta:object-count="0" meta:page-count="1" meta:paragraph-count="28" meta:word-count="151" meta:character-count="1055" meta:non-whitespace-character-count="903"/>
    <meta:generator>LibreOffice/25.8.3.2$Windows_X86_64 LibreOffice_project/8ca8d55c161d602844f5428fa4b58097424e324e</meta:generator>
  </office:meta>
</office:document-meta>
</file>